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cc99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6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notes">
      <style:graphic-properties draw:fill-color="#ffffff" draw:auto-grow-height="true" fo:min-height="12.262cm"/>
    </style:style>
    <style:style style:name="pr9" style:family="presentation" style:parent-style-name="secondImpress-title">
      <style:graphic-properties fo:min-height="3.232cm"/>
    </style:style>
    <style:style style:name="pr10" style:family="presentation" style:parent-style-name="secondImpress-outline1">
      <style:graphic-properties fo:min-height="12.165cm"/>
    </style:style>
    <style:style style:name="pr11" style:family="presentation" style:parent-style-name="secondImpress-notes">
      <style:graphic-properties draw:fill-color="#ffffff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.953cm" fo:margin-right="0cm" fo:margin-top="0.212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861cm" fo:margin-right="0cm" fo:margin-top="0.212cm" fo:margin-bottom="0cm" fo:text-indent="-0.903cm">
        <style:tab-stops>
          <style:tab-stop style:position="0cm"/>
        </style:tab-stops>
      </style:paragraph-properties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  <style:text-properties fo:font-size="36pt" style:font-size-asian="36pt" style:font-size-complex="3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c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30% 58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6633" style:text-line-through-style="none" style:text-line-through-type="none" style:text-position="0% 100%" style:font-name="Garamon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Diffie-Hellman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Diffie Hellman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draw:frame draw:name="Slide Number Placeholder 5" presentation:style-name="pr3" draw:text-style-name="P5" draw:layer="layout" svg:width="5.926cm" svg:height="1.269cm" svg:x="18.203cm" svg:y="17.343cm" presentation:class="page-number" presentation:user-transformed="true">
          <draw:text-box>
            <text:p text:style-name="P4"><text:span text:style-name="T2"><text:page-number>&lt;number&gt;</text:page-number></text:span></text:p>
            <text:p text:style-name="P4"><text:span text:style-name="T2"/></text:p>
          </draw:text-box>
        </draw:frame>
        <presentation:notes draw:style-name="dp2">
          <draw:frame draw:name="Rectangle 7" presentation:style-name="pr4" draw:text-style-name="P5" draw:layer="layout" svg:width="7.972cm" svg:height="1.362cm" svg:x="10.425cm" svg:y="25.889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5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ffie–Hellman key exchange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Diffie–Hellman key exchange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One of the earliest examples of key exchange (1976). </text:span></text:p>
              </text:list-item>
              <text:list-item>
                <text:p text:style-name="P10"><text:span text:style-name="T5">The Diffie–Hellman key exchange allows two parties to jointly establish a shared secret key over an insecure communications channel. </text:span></text:p>
              </text:list-item>
              <text:list-item>
                <text:p text:style-name="P10"><text:span text:style-name="T5">This key can then be used for symmetric key encryption.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ffie–Hellman Parameter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Diffie–Hellman Parameters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Three parameters are used.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prime p</text:span></text:p>
                  </text:list-item>
                  <text:list-item>
                    <text:p text:style-name="P13"><text:span text:style-name="T6">base g, </text:span></text:p>
                  </text:list-item>
                  <text:list-item>
                    <text:p text:style-name="P13"><text:span text:style-name="T6">the length in bits of the private value, l</text:span></text:p>
                  </text:list-item>
                </text:list>
              </text:list-item>
              <text:list-item>
                <text:p text:style-name="P10"><text:span text:style-name="T5">These are shared but it doesn't matter if they are known by other parties. 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3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ffie-Hellman Key Agreement" draw:style-name="dp3" draw:master-page-name="secondImpress" presentation:presentation-page-layout-name="AL2T11" presentation:use-footer-name="ftr1">
        <draw:frame draw:name="Rectangle 2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Diffie-Hellman Key Agreement</text:span></text:p>
          </draw:text-box>
        </draw:frame>
        <draw:frame draw:name="Rectangle 3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Both parties obtain the DH parameters</text:span></text:p>
              </text:list-item>
              <text:list-item>
                <text:p text:style-name="P10"><text:span text:style-name="T5">(In practise, one party can generate them and send to the other.)</text:span></text:p>
              </text:list-item>
              <text:list-item>
                <text:p text:style-name="P10"><text:span text:style-name="T5">Both parties generate a Diffie-Hellman public-key/private-key pair. </text:span></text:p>
              </text:list-item>
              <text:list-item>
                <text:p text:style-name="P10"><text:span text:style-name="T5">Both parties send the public key to the other party.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frame draw:name="Rectangle 7" presentation:style-name="pr4" draw:text-style-name="P5" draw:layer="layout" svg:width="7.972cm" svg:height="1.362cm" svg:x="10.425cm" svg:y="25.889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4" presentation:class="page"/>
          <draw:frame draw:name="Rectangle 3" presentation:style-name="pr5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ffie-Hellman Key Agreement" draw:style-name="dp3" draw:master-page-name="secondImpress" presentation:presentation-page-layout-name="AL2T11" presentation:use-footer-name="ftr1">
        <draw:frame draw:name="Rectangle 2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Diffie-Hellman Key Agreement</text:span></text:p>
          </draw:text-box>
        </draw:frame>
        <draw:frame draw:name="Rectangle 3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Both parties use their own private key and the others public key to generate a symmetric key. </text:span></text:p>
              </text:list-item>
              <text:list-item>
                <text:p text:style-name="P10"><text:span text:style-name="T5">The values are the same.</text:span></text:p>
              </text:list-item>
            </text:list>
          </draw:text-box>
        </draw:frame>
        <presentation:notes draw:style-name="dp2">
          <draw:frame draw:name="Rectangle 7" presentation:style-name="pr4" draw:text-style-name="P5" draw:layer="layout" svg:width="7.972cm" svg:height="1.362cm" svg:x="10.425cm" svg:y="25.889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5" presentation:class="page"/>
          <draw:frame draw:name="Rectangle 3" presentation:style-name="pr5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ffie/Hellman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Diffie/Hellman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Alice</text:span><text:span text:style-name="T5"><text:tab/></text:span><text:span text:style-name="T5"><text:tab/></text:span><text:span text:style-name="T5"><text:tab/></text:span><text:span text:style-name="T5">Bob</text:span></text:p>
              </text:list-item>
              <text:list-item>
                <text:p text:style-name="P10"><text:span text:style-name="T7">a (private)</text:span><text:span text:style-name="T7"><text:tab/></text:span><text:span text:style-name="T7"><text:tab/></text:span><text:span text:style-name="T8">b (private)</text:span></text:p>
              </text:list-item>
              <text:list-item>
                <text:p text:style-name="P10"><text:span text:style-name="T5">A (public)</text:span><text:span text:style-name="T5"><text:tab/></text:span><text:span text:style-name="T5"><text:tab/></text:span><text:span text:style-name="T5">B (public)</text:span></text:p>
              </text:list-item>
              <text:list-item>
                <text:p text:style-name="P10"><text:span text:style-name="T5">B</text:span><text:span text:style-name="T5"><text:tab/></text:span><text:span text:style-name="T5"><text:tab/></text:span><text:span text:style-name="T5"><text:tab/></text:span><text:span text:style-name="T5"><text:tab/></text:span><text:span text:style-name="T5">A</text:span></text:p>
              </text:list-item>
              <text:list-item>
                <text:p text:style-name="P10"><text:span text:style-name="T8">a</text:span><text:span text:style-name="T5"> &amp; B</text:span><text:span text:style-name="T5"><text:tab/></text:span><text:span text:style-name="T5"><text:tab/></text:span><text:span text:style-name="T5"><text:tab/></text:span><text:span text:style-name="T8">b</text:span><text:span text:style-name="T5"> &amp; A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symmetric key ==</text:span><text:span text:style-name="T5"><text:tab/></text:span><text:span text:style-name="T5">symmetric key</text:span></text:p>
              </text:list-item>
            </text:list>
          </draw:text-box>
        </draw:frame>
        <draw:custom-shape draw:name="Straight Arrow Connector 6" draw:style-name="gr2" draw:text-style-name="P14" draw:layer="layout" svg:width="4.199cm" svg:height="1.399cm" svg:x="6.887cm" svg:y="8.5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" draw:style-name="gr2" draw:text-style-name="P14" draw:layer="layout" svg:width="3.599cm" svg:height="1.599cm" svg:x="7.499cm" svg:y="8.3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1" draw:layer="layout" svg:width="13.008cm" svg:height="10.218cm" svg:x="2.693cm" svg:y="2.07cm" draw:page-number="6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ffie/Hellman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Diffie/Hellman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Alice – generates </text:span><text:span text:style-name="T8">a</text:span></text:p>
              </text:list-item>
              <text:list-item>
                <text:p text:style-name="P10"><text:span text:style-name="T5">Calculates g</text:span><text:span text:style-name="T9">a</text:span><text:span text:style-name="T5"> mod p = A (public)</text:span></text:p>
              </text:list-item>
              <text:list-item>
                <text:p text:style-name="P10"><text:span text:style-name="T5">Bob – generates </text:span><text:span text:style-name="T8">b</text:span></text:p>
              </text:list-item>
              <text:list-item>
                <text:p text:style-name="P10"><text:span text:style-name="T5">Calculates g</text:span><text:span text:style-name="T9">b</text:span><text:span text:style-name="T5"> mod p = B (public)</text:span></text:p>
              </text:list-item>
            </text:list>
            <text:p text:style-name="P10"><text:span text:style-name="T5"/></text:p>
            <text:p text:style-name="P15"><text:span text:style-name="T5"/></text:p>
            <text:p text:style-name="P16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7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lice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Alice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Has </text:span><text:span text:style-name="T8">a</text:span><text:span text:style-name="T5"> and B (g</text:span><text:span text:style-name="T9">b</text:span><text:span text:style-name="T5"> mod p)</text:span></text:p>
              </text:list-item>
              <text:list-item>
                <text:p text:style-name="P10"><text:span text:style-name="T5">Calculat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B</text:span><text:span text:style-name="T9">a</text:span><text:span text:style-name="T6"> mod p = (g</text:span><text:span text:style-name="T9">b</text:span><text:span text:style-name="T6"> mod p)</text:span><text:span text:style-name="T9">a</text:span><text:span text:style-name="T6"> mod p</text:span><text:span text:style-name="T6"><text:tab/></text:span></text:p>
                  </text:list-item>
                </text:list>
              </text:list-item>
            </text:list>
            <text:p text:style-name="P17"><text:span text:style-name="T6"><text:tab/></text:span><text:span text:style-name="T6"><text:tab/></text:span><text:span text:style-name="T6"><text:tab/></text:span><text:span text:style-name="T6"> <text:s text:c="3"/></text:span><text:span text:style-name="T6">= g </text:span><text:span text:style-name="T9">ab</text:span><text:span text:style-name="T6"> mod p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8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ob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Bob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Has </text:span><text:span text:style-name="T8">b</text:span><text:span text:style-name="T5"> and A (g</text:span><text:span text:style-name="T9">a</text:span><text:span text:style-name="T5"> mod p)</text:span></text:p>
              </text:list-item>
              <text:list-item>
                <text:p text:style-name="P10"><text:span text:style-name="T5">Calculat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</text:span><text:span text:style-name="T9">b</text:span><text:span text:style-name="T6"> mod p = (g</text:span><text:span text:style-name="T9">a</text:span><text:span text:style-name="T6"> mod p)</text:span><text:span text:style-name="T9">b</text:span><text:span text:style-name="T6"> mod p</text:span><text:span text:style-name="T6"><text:tab/></text:span></text:p>
                  </text:list-item>
                </text:list>
              </text:list-item>
            </text:list>
            <text:p text:style-name="P17"><text:span text:style-name="T6"><text:tab/></text:span><text:span text:style-name="T6"><text:tab/></text:span><text:span text:style-name="T6"><text:tab/></text:span><text:span text:style-name="T6"> <text:s text:c="3"/></text:span><text:span text:style-name="T6">= g </text:span><text:span text:style-name="T9">ab</text:span><text:span text:style-name="T6"> mod p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9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ample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Example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p = 23, g = 5</text:span></text:p>
              </text:list-item>
              <text:list-item>
                <text:p text:style-name="P10"><text:span text:style-name="T8">a</text:span><text:span text:style-name="T5"> = 6, A = 5 </text:span><text:span text:style-name="T9">6</text:span><text:span text:style-name="T5"> mod 23 = 15,625 mod 23 = 8</text:span></text:p>
              </text:list-item>
              <text:list-item>
                <text:p text:style-name="P10"><text:span text:style-name="T8">b</text:span><text:span text:style-name="T5"> = 15, B = 5</text:span><text:span text:style-name="T9">15</text:span><text:span text:style-name="T5"> mod 23 <text:s text:c="46"/></text:span><text:span text:style-name="T5"><text:tab/></text:span><text:span text:style-name="T5"><text:tab/></text:span><text:span text:style-name="T5">=</text:span><text:span text:style-name="T10"> </text:span><text:span text:style-name="T5">30,517,578,125 mod 23 = 19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Alice </text:span><text:span text:style-name="T11">s</text:span><text:span text:style-name="T5"> = 19</text:span><text:span text:style-name="T12">6</text:span><text:span text:style-name="T5"> mod 23 = 2</text:span></text:p>
              </text:list-item>
              <text:list-item>
                <text:p text:style-name="P10"><text:span text:style-name="T5">Bob </text:span><text:span text:style-name="T11">s</text:span><text:span text:style-name="T5"> = 8</text:span><text:span text:style-name="T12">15</text:span><text:span text:style-name="T5"> mod 23 = 2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0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ryptanalysi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Cryptanalysis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With p = 23 there are only 23 possible values for the public keys (n mod 23).</text:span></text:p>
              </text:list-item>
              <text:list-item>
                <text:p text:style-name="P10"><text:span text:style-name="T5">Bett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p is a prime of ate least 300 digits.</text:span></text:p>
                  </text:list-item>
                  <text:list-item>
                    <text:p text:style-name="P13"><text:span text:style-name="T6">a, b at least 100 digits long</text:span></text:p>
                  </text:list-item>
                </text:list>
              </text:list-item>
              <text:list-item>
                <text:p text:style-name="P10"><text:span text:style-name="T5">To solve is the "discrete logarithm problem" and is not possible for these types of values.</text:span></text:p>
              </text:list-item>
            </text:list>
            <text:p text:style-name="P10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11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2" draw:style-name="dp3" draw:master-page-name="secondImpress" presentation:presentation-page-layout-name="AL3T1" presentation:use-footer-name="ftr1">
        <draw:frame presentation:style-name="pr9" draw:layer="layout" svg:width="23.223cm" svg:height="3.232cm" svg:x="1.27cm" svg:y="0.759cm" presentation:class="title">
          <draw:text-box>
            <text:p>Three programs</text:p>
          </draw:text-box>
        </draw:frame>
        <draw:frame presentation:style-name="pr10" draw:layer="layout" svg:width="23.223cm" svg:height="12.415cm" svg:x="1.27cm" svg:y="4.457cm" presentation:class="outline">
          <draw:text-box>
            <text:list text:style-name="L5">
              <text:list-item>
                <text:p>Generate DH parameters and save them to a file</text:p>
              </text:list-item>
              <text:list-item>
                <text:p>Generate DH public key/private key pair and save then to a file (Execute for Alice and Bob)</text:p>
              </text:list-item>
              <text:list-item>
                <text:p>Read in both pairs of keys, </text:p>
                <text:list>
                  <text:list-item>
                    <text:p>generate an AES key from AlicePrivate and BobPublic </text:p>
                  </text:list-item>
                  <text:list-item>
                    <text:p>generate an AES key from BobPrivate and AlicePublic</text:p>
                  </text:list-item>
                  <text:list-item>
                    <text:p>Show they are the same. <text:s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2" presentation:class="page"/>
          <draw:frame presentation:style-name="pr11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Generate DH Parameter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Generate DH Parameters</text:span></text:p>
          </draw:text-box>
        </draw:frame>
        <draw:custom-shape draw:name="TextBox 3" draw:style-name="gr3" draw:text-style-name="P19" draw:layer="layout" svg:width="22.05cm" svg:height="10.157cm" svg:x="2.089cm" svg:y="5.953cm">
          <text:p text:style-name="P18"><text:span text:style-name="T13"><text:s text:c="4"/></text:span><text:span text:style-name="T13">AlgorithmParameterGenerator paramGen = AlgorithmParameterGenerator</text:span></text:p>
          <text:p text:style-name="P18"><text:span text:style-name="T13"><text:s text:c="8"/></text:span><text:span text:style-name="T13">.</text:span><text:span text:style-name="T14">getInstance("DH");</text:span></text:p>
          <text:p text:style-name="P18"><text:span text:style-name="T13"><text:s text:c="4"/></text:span><text:span text:style-name="T13">paramGen.init(1024);</text:span></text:p>
          <text:p text:style-name="P18"><text:span text:style-name="T13"/></text:p>
          <text:p text:style-name="P18"><text:span text:style-name="T13"><text:s text:c="4"/></text:span><text:span text:style-name="T13">// Generate the parameters</text:span></text:p>
          <text:p text:style-name="P18"><text:span text:style-name="T13"><text:s text:c="4"/></text:span><text:span text:style-name="T13">AlgorithmParameters params = paramGen.generateParameters();</text:span></text:p>
          <text:p text:style-name="P18"><text:span text:style-name="T13"><text:s text:c="4"/></text:span><text:span text:style-name="T13">DHParameterSpec dhSpec = params</text:span></text:p>
          <text:p text:style-name="P18"><text:span text:style-name="T13"><text:s text:c="8"/></text:span><text:span text:style-name="T13">.getParameterSpec(DHParameterSpec.</text:span><text:span text:style-name="T15">class);</text:span></text:p>
          <text:p text:style-name="P18"><text:span text:style-name="T13"><text:s text:c="4"/></text:span></text:p>
          <text:p text:style-name="P18"><text:span text:style-name="T13"><text:s text:c="4"/></text:span><text:span text:style-name="T13">String s = dhSpec.getP() + "," + dhSpec.getG() + "," + dhSpec.getL();</text:span></text:p>
          <text:p text:style-name="P18"><text:span text:style-name="T13"><text:s text:c="4"/></text:span><text:span text:style-name="T13">System.</text:span><text:span text:style-name="T14">out.println(s);</text:span></text:p>
          <text:p text:style-name="P18"><text:span text:style-name="T13"><text:s text:c="4"/></text:span><text:span text:style-name="T14">writeToFile("data/dhParams", s) ;</text:span></text:p>
          <text:p text:style-name="P18"><text:span text:style-name="T13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13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aveKey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GenerateAndSaveKeys</text:span></text:p>
          </draw:text-box>
        </draw:frame>
        <draw:custom-shape draw:name="TextBox 3" draw:style-name="gr3" draw:text-style-name="P19" draw:layer="layout" svg:width="19.828cm" svg:height="10.919cm" svg:x="2.29cm" svg:y="5.358cm">
          <text:p text:style-name="P18"><text:span text:style-name="T13"><text:s text:c="4"/></text:span><text:span text:style-name="T13">String PARTY = args[0];</text:span></text:p>
          <text:p text:style-name="P18"><text:span text:style-name="T13"/></text:p>
          <text:p text:style-name="P18"><text:span text:style-name="T13"><text:s text:c="4"/></text:span><text:span text:style-name="T13">// get DH parameters</text:span></text:p>
          <text:p text:style-name="P18"><text:span text:style-name="T13"><text:s text:c="4"/></text:span><text:span text:style-name="T13">String valuesInStr = (String) </text:span><text:span text:style-name="T14">readFromFile("data/dhParams");</text:span></text:p>
          <text:p text:style-name="P18"><text:span text:style-name="T13"><text:s text:c="4"/></text:span><text:span text:style-name="T13">String[] values = valuesInStr.split(",");</text:span></text:p>
          <text:p text:style-name="P18"><text:span text:style-name="T13"><text:s text:c="4"/></text:span><text:span text:style-name="T13">BigInteger p = new BigInteger(values[0]);</text:span></text:p>
          <text:p text:style-name="P18"><text:span text:style-name="T13"><text:s text:c="4"/></text:span><text:span text:style-name="T13">BigInteger g = new BigInteger(values[1]);</text:span></text:p>
          <text:p text:style-name="P18"><text:span text:style-name="T13"><text:s text:c="4"/></text:span><text:span text:style-name="T13">int l = Integer.</text:span><text:span text:style-name="T14">parseInt(values[2]);</text:span></text:p>
          <text:p text:style-name="P18"><text:span text:style-name="T13"><text:s text:c="4"/></text:span><text:span text:style-name="T13">DHParameterSpec dhSpec = new DHParameterSpec(p, g, l);</text:span></text:p>
          <text:p text:style-name="P18"><text:span text:style-name="T13"/></text:p>
          <text:p text:style-name="P18"><text:span text:style-name="T13"><text:s text:c="4"/></text:span><text:span text:style-name="T13">// Use the values to generate a key pair</text:span></text:p>
          <text:p text:style-name="P18"><text:span text:style-name="T13"><text:s text:c="4"/></text:span><text:span text:style-name="T13">KeyPairGenerator keyGen = KeyPairGenerator.</text:span><text:span text:style-name="T14">getInstance("DH");</text:span></text:p>
          <text:p text:style-name="P18"><text:span text:style-name="T13"><text:s text:c="4"/></text:span><text:span text:style-name="T13">keyGen.initialize(dhSpec);</text:span></text:p>
          <text:p text:style-name="P18"><text:span text:style-name="T13"><text:s text:c="4"/></text:span><text:span text:style-name="T13">KeyPair keypair = keyGen.generateKeyPair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14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aveKey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GenerateAndSaveKeys</text:span></text:p>
          </draw:text-box>
        </draw:frame>
        <draw:custom-shape draw:name="TextBox 3" draw:style-name="gr3" draw:text-style-name="P19" draw:layer="layout" svg:width="16.162cm" svg:height="5.583cm" svg:x="2.4cm" svg:y="5.4cm">
          <text:p text:style-name="P18"><text:span text:style-name="T13"><text:s text:c="4"/></text:span><text:span text:style-name="T13">// Save the private key</text:span></text:p>
          <text:p text:style-name="P18"><text:span text:style-name="T13"><text:s text:c="4"/></text:span><text:span text:style-name="T13">PrivateKey privateKey = keypair.getPrivate();</text:span></text:p>
          <text:p text:style-name="P18"><text:span text:style-name="T13"><text:s text:c="4"/></text:span><text:span text:style-name="T14">writeToFile("data/" + PARTY + "Private", privateKey) ;</text:span></text:p>
          <text:p text:style-name="P18"><text:span text:style-name="T13"/></text:p>
          <text:p><text:span text:style-name="T13"><text:s text:c="4"/></text:span>// Save the public key</text:p>
          <text:p><text:s text:c="4"/>PublicKey publicKey = keypair.getPublic();</text:p>
          <text:p><text:s text:c="4"/>writeToFile("data/" + PARTY + "Public", publicKey) ;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15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wo Run Configuration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Two Run Configurations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This has to be run twice, one for each party.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RC - Run As – Run Configurations</text:span></text:p>
                  </text:list-item>
                  <text:list-item>
                    <text:p text:style-name="P13"><text:span text:style-name="T6">New – java Application</text:span></text:p>
                  </text:list-item>
                  <text:list-item>
                    <text:p text:style-name="P13"><text:span text:style-name="T6">Name – </text:span></text:p>
                  </text:list-item>
                  <text:list-item>
                    <text:p text:style-name="P13"><text:span text:style-name="T6">Arguments – Alice</text:span></text:p>
                  </text:list-item>
                </text:list>
              </text:list-item>
              <text:list-item>
                <text:p text:style-name="P10"><text:span text:style-name="T5">Create a second Run Configuration</text:span></text:p>
                <text:list>
                  <text:list-item>
                    <text:p text:style-name="P13"><text:span text:style-name="T6">Bob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4">
          <draw:page-thumbnail draw:style-name="gr1" draw:layer="layout" svg:width="13.008cm" svg:height="10.218cm" svg:x="2.693cm" svg:y="2.07cm" draw:page-number="16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wo Run Configurations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Two Run Configurations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10"><text:span text:style-name="T5">Run twice to generate fil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licePrivate</text:span></text:p>
                  </text:list-item>
                  <text:list-item>
                    <text:p text:style-name="P13"><text:span text:style-name="T6">AlicePublic</text:span></text:p>
                  </text:list-item>
                  <text:list-item>
                    <text:p text:style-name="P13"><text:span text:style-name="T6">BobPrivate</text:span></text:p>
                  </text:list-item>
                  <text:list-item>
                    <text:p text:style-name="P13"><text:span text:style-name="T6">BobPublic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7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H2generateKeyAndCheck" draw:style-name="dp3" draw:master-page-name="secondImpress" presentation:presentation-page-layout-name="AL2T11" presentation:use-footer-name="ftr1">
        <draw:frame draw:name="Title 1" presentation:style-name="pr6" draw:text-style-name="P21" draw:layer="layout" svg:width="22.859cm" svg:height="3.165cm" svg:x="1.27cm" svg:y="0.772cm" presentation:class="title" presentation:user-transformed="true">
          <draw:text-box>
            <text:p text:style-name="P20"><text:span text:style-name="T16">GenerateSymKeyTwiceAndCheck</text:span></text:p>
          </draw:text-box>
        </draw:frame>
        <draw:custom-shape draw:name="TextBox 3" draw:style-name="gr3" draw:text-style-name="P19" draw:layer="layout" svg:width="21.056cm" svg:height="12.443cm" svg:x="2.2cm" svg:y="3.937cm">
          <text:p>// read both keypairs</text:p>
          <text:p>PrivateKey privateKey1 = (PrivateKey) readFromFile("data/AlicePrivate");</text:p>
          <text:p>PrivateKey privateKey2 = (PrivateKey) readFromFile("data/BobPrivate");</text:p>
          <text:p>PublicKey publicKey1 = (PublicKey) readFromFile("data/AlicePublic");</text:p>
          <text:p>PublicKey publicKey2 = (PublicKey) readFromFile("data/BobPublic");</text:p>
          <text:p/>
          <text:p>// AlicePrivate and BobPublic</text:p>
          <text:p>KeyAgreement ka = KeyAgreement.getInstance("DH");</text:p>
          <text:p>ka.init(privateKey1);</text:p>
          <text:p>ka.doPhase(publicKey2, true);</text:p>
          <text:p>byte[] rawValue = ka.generateSecret();</text:p>
          <text:p>SecretKey secretKey1 = new SecretKeySpec(rawValue, 0, 16, "AES");</text:p>
          <text:p/>
          <text:p>String encodedKey = Base64.getEncoder().</text:p>
          <text:p><text:tab/><text:tab/><text:tab/><text:tab/><text:tab/>encodeToString(secretKey1.getEncoded());</text:p>
          <text:p text:style-name="P18">System.out.println("Base64 encoded secret key 1 " + encodedKey);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18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H2generateKeyAndCheck" draw:style-name="dp3" draw:master-page-name="secondImpress" presentation:presentation-page-layout-name="AL2T11" presentation:use-footer-name="ftr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16">GenerateSymKeyTwiceAndCheck</text:span></text:p>
          </draw:text-box>
        </draw:frame>
        <draw:custom-shape draw:name="TextBox 3" draw:style-name="gr3" draw:text-style-name="P19" draw:layer="layout" svg:width="20.594cm" svg:height="8.631cm" svg:x="2.006cm" svg:y="4.969cm">
          <text:p>// AlicePublic and BobPrivate</text:p>
          <text:p>ka.init(privateKey2);</text:p>
          <text:p>ka.doPhase(publicKey1, true);</text:p>
          <text:p>byte[] rawValue2 = ka.generateSecret();</text:p>
          <text:p>SecretKey secretKey2 = new SecretKeySpec(rawValue2, 0, 16, "AES");</text:p>
          <text:p><text:s text:c="12"/></text:p>
          <text:p>String encodedKey2 = Base64.getEncoder().</text:p>
          <text:p><text:tab/><text:tab/><text:tab/><text:tab/><text:tab/>encodeToString(secretKey2.getEncoded());</text:p>
          <text:p>System.out.println("Base64 encoded secret key 2 " + encodedKey2);</text:p>
          <text:p text:style-name="P18"><text:span text:style-name="T13"><text:s text:c="7"/></text:span></text:p>
          <text:p text:style-name="P18"><text:span text:style-name="T13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008cm" svg:height="10.218cm" svg:x="2.693cm" svg:y="2.07cm" draw:page-number="19" presentation:class="page"/>
          <draw:frame presentation:style-name="pr8" draw:text-style-name="P12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ffie Hellman Algorithm</dc:title>
    <meta:initial-creator>Paul Jacob</meta:initial-creator>
    <meta:editing-cycles>141</meta:editing-cycles>
    <meta:print-date>2000-10-03T11:11:38</meta:print-date>
    <meta:creation-date>2000-05-11T18:21:41</meta:creation-date>
    <dc:date>2019-02-26T09:53:09.653245335</dc:date>
    <meta:editing-duration>PT2H39M10S</meta:editing-duration>
    <meta:generator>LibreOffice/6.0.7.3$Linux_X86_64 LibreOffice_project/00m0$Build-3</meta:generator>
    <meta:document-statistic meta:object-count="103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paul" xlink:href=""/>
  </office:meta>
</office:document-meta>
</file>